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16.4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16.48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4cm" fo:margin-left="0.009cm" fo:margin-top="0cm" fo:margin-bottom="0cm" table:align="left" style:writing-mode="lr-tb"/>
    </style:style>
    <style:style style:name="Таблица3.A" style:family="table-column">
      <style:table-column-properties style:column-width="16.48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>
      <style:paragraph-properties fo:margin-left="2.54cm" fo:margin-right="0cm" fo:text-align="justify" style:justify-single-word="false" fo:text-indent="0cm" style:auto-text-indent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5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6" style:family="paragraph" style:parent-style-name="List_20_Paragraph">
      <style:paragraph-properties fo:margin-left="1.905cm" fo:margin-right="0cm" fo:text-align="center" style:justify-single-word="false" fo:text-indent="0cm" style:auto-text-indent="false"/>
    </style:style>
    <style:style style:name="P7" style:family="paragraph" style:parent-style-name="List_20_Paragraph">
      <style:paragraph-properties fo:text-align="center" style:justify-single-word="false"/>
    </style:style>
    <style:style style:name="P8" style:family="paragraph" style:parent-style-name="List_20_Paragraph">
      <style:paragraph-properties fo:margin-left="2.54cm" fo:margin-right="0cm" fo:text-align="center" style:justify-single-word="false" fo:text-indent="0cm" style:auto-text-indent="false"/>
    </style:style>
    <style:style style:name="P9" style:family="paragraph" style:parent-style-name="List_20_Paragraph">
      <style:paragraph-properties fo:margin-left="2.498cm" fo:margin-right="0cm" fo:text-indent="0cm" style:auto-text-indent="false"/>
    </style:style>
    <style:style style:name="P10" style:family="paragraph" style:parent-style-name="Код">
      <style:paragraph-properties fo:margin-left="2.498cm" fo:margin-right="0cm" fo:margin-top="0cm" fo:margin-bottom="0cm" style:contextual-spacing="false" fo:text-indent="0cm" style:auto-text-indent="false"/>
    </style:style>
    <style:style style:name="P11" style:family="paragraph" style:parent-style-name="List_20_Paragraph">
      <style:paragraph-properties fo:margin-left="2.498cm" fo:margin-right="0cm" fo:text-indent="1.207cm" style:auto-text-indent="false"/>
    </style:style>
    <style:style style:name="P12" style:family="paragraph" style:parent-style-name="List_20_Paragraph">
      <style:paragraph-properties fo:margin-left="1.249cm" fo:margin-right="0cm" fo:text-indent="1.207cm" style:auto-text-indent="false"/>
    </style:style>
    <style:style style:name="P13" style:family="paragraph" style:parent-style-name="List_20_Paragraph">
      <style:paragraph-properties fo:margin-left="1.249cm" fo:margin-right="0cm" fo:text-indent="1.207cm" style:auto-text-indent="false"/>
      <style:text-properties style:font-name="Courier New1" style:font-name-complex="Courier New2"/>
    </style:style>
    <style:style style:name="P14" style:family="paragraph" style:parent-style-name="List_20_Paragraph">
      <style:paragraph-properties fo:margin-left="2.54cm" fo:margin-right="0cm" fo:text-indent="0cm" style:auto-text-indent="false"/>
      <style:text-properties style:font-name="Courier New1" style:font-name-complex="Courier New2"/>
    </style:style>
    <style:style style:name="P15" style:family="paragraph" style:parent-style-name="List_20_Paragraph">
      <style:paragraph-properties fo:margin-left="2.54cm" fo:margin-right="0cm" fo:text-indent="1.207cm" style:auto-text-indent="false"/>
      <style:text-properties style:font-name="Courier New1" style:font-name-complex="Courier New2"/>
    </style:style>
    <style:style style:name="P16" style:family="paragraph" style:parent-style-name="List_20_Paragraph">
      <style:paragraph-properties fo:margin-left="1.27cm" fo:margin-right="0cm" fo:line-height="100%" fo:text-indent="1.228cm" style:auto-text-indent="false"/>
      <style:text-properties style:font-name="Courier New1" fo:language="en" fo:country="US" style:font-name-complex="Courier New2"/>
    </style:style>
    <style:style style:name="P17" style:family="paragraph" style:parent-style-name="List_20_Paragraph">
      <style:paragraph-properties fo:margin-left="1.249cm" fo:margin-right="0cm" fo:line-height="100%" fo:text-indent="1.249cm" style:auto-text-indent="false"/>
      <style:text-properties style:font-name="Courier New1" fo:language="en" fo:country="US" style:font-name-complex="Courier New2"/>
    </style:style>
    <style:style style:name="P18" style:family="paragraph" style:parent-style-name="Standard">
      <style:paragraph-properties fo:margin-left="1.249cm" fo:margin-right="0cm" fo:text-align="center" style:justify-single-word="false" fo:text-indent="1.249cm" style:auto-text-indent="false"/>
      <style:text-properties style:font-name="Courier New1" fo:language="en" fo:country="US" style:font-name-complex="Courier New2"/>
    </style:style>
    <style:style style:name="P19" style:family="paragraph" style:parent-style-name="List_20_Paragraph">
      <style:paragraph-properties fo:line-height="100%"/>
      <style:text-properties style:font-name="Courier New1" fo:language="en" fo:country="US" fo:font-weight="bold" style:font-weight-asian="bold" style:font-name-complex="Courier New2" style:font-weight-complex="bold"/>
    </style:style>
    <style:style style:name="P20" style:family="paragraph" style:parent-style-name="Standard">
      <style:paragraph-properties fo:margin-left="1.249cm" fo:margin-right="0cm" fo:text-align="start" style:justify-single-word="false" fo:text-indent="1.249cm" style:auto-text-indent="false"/>
      <style:text-properties style:font-name="Courier New1" fo:language="en" fo:country="US" officeooo:rsid="00124ea1" officeooo:paragraph-rsid="00124ea1" fo:background-color="#ffff00" style:font-name-complex="Courier New2"/>
    </style:style>
    <style:style style:name="P21" style:family="paragraph" style:parent-style-name="Standard">
      <style:paragraph-properties fo:margin-left="0.5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ourier New1" fo:font-size="10pt" fo:language="en" fo:country="US" style:letter-kerning="false" style:font-name-asian="Calibri1" style:font-size-asian="10pt" style:language-asian="en" style:country-asian="US" style:font-name-complex="Courier New2" style:font-size-complex="10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urier New1" fo:font-size="10pt" fo:language="en" fo:country="US" style:letter-kerning="false" style:font-name-asian="Calibri1" style:font-size-asian="10pt" style:language-asian="en" style:country-asian="US" style:font-name-complex="Courier New2" style:font-size-complex="10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</style:style>
    <style:style style:name="P24" style:family="paragraph" style:parent-style-name="List_20_Paragraph">
      <style:paragraph-properties fo:line-height="115%" fo:text-align="center" style:justify-single-word="false"/>
    </style:style>
    <style:style style:name="P25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</style:style>
    <style:style style:name="P26" style:family="paragraph" style:parent-style-name="List_20_Paragraph">
      <style:paragraph-properties fo:margin-left="3.725cm" fo:margin-right="0cm" fo:text-indent="0cm" style:auto-text-indent="false"/>
    </style:style>
    <style:style style:name="P27" style:family="paragraph" style:parent-style-name="List_20_Paragraph">
      <style:paragraph-properties fo:line-height="100%"/>
    </style:style>
    <style:style style:name="P28" style:family="paragraph" style:parent-style-name="List_20_Paragraph">
      <style:paragraph-properties fo:margin-left="1.27cm" fo:margin-right="0cm" fo:line-height="100%" fo:text-indent="1.228cm" style:auto-text-indent="false"/>
    </style:style>
    <style:style style:name="P29" style:family="paragraph" style:parent-style-name="List_20_Paragraph">
      <style:paragraph-properties fo:margin-left="0cm" fo:margin-right="0cm" fo:line-height="100%" fo:text-indent="1.228cm" style:auto-text-indent="false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indent="1.249cm" style:auto-text-indent="false"/>
    </style:style>
    <style:style style:name="P32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/>
    </style:style>
    <style:style style:name="P33" style:family="paragraph" style:parent-style-name="List_20_Paragraph">
      <style:paragraph-properties fo:line-height="100%"/>
      <style:text-properties fo:language="en" fo:country="US"/>
    </style:style>
    <style:style style:name="P34" style:family="paragraph" style:parent-style-name="List_20_Paragraph">
      <style:paragraph-properties fo:line-height="100%"/>
      <style:text-properties fo:language="en" fo:country="US" fo:font-weight="bold" style:font-weight-asian="bold" style:font-weight-complex="bold"/>
    </style:style>
    <style:style style:name="P35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36" style:family="paragraph" style:parent-style-name="Код">
      <style:paragraph-properties fo:margin-top="0cm" fo:margin-bottom="0cm" style:contextual-spacing="false" fo:line-height="115%" fo:text-align="center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37" style:family="paragraph" style:parent-style-name="Standard">
      <style:paragraph-properties fo:margin-left="1.249cm" fo:margin-right="0cm" fo:margin-top="0cm" fo:margin-bottom="0cm" style:contextual-spacing="false" fo:line-height="115%" fo:text-align="justify" style:justify-single-word="false" fo:orphans="2" fo:widows="2" fo:text-indent="0cm" style:auto-text-indent="false"/>
      <style:text-properties style:letter-kerning="false" style:font-name-asian="Calibri1" style:language-asian="en" style:country-asian="US" style:language-complex="ar" style:country-complex="SA"/>
    </style:style>
    <style:style style:name="P38" style:family="paragraph" style:parent-style-name="Standard">
      <style:paragraph-properties fo:margin-left="0.5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letter-kerning="false" style:font-name-asian="Calibri1" style:language-asian="en" style:country-asian="US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40" style:family="paragraph" style:parent-style-name="Код">
      <style:paragraph-properties fo:margin-top="0cm" fo:margin-bottom="0cm" style:contextual-spacing="false" fo:line-height="100%" fo:text-align="start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language="ru" fo:country="RU" style:letter-kerning="false" style:font-name-asian="Calibri1" style:language-asian="en" style:country-asian="US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ru" fo:country="RU" fo:font-weight="bold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fo:language="ru" fo:country="RU" fo:font-weight="bold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P47" style:family="paragraph" style:parent-style-name="Standard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ru" fo:country="RU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0pt" fo:language="ru" fo:country="RU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fo:language="ru" fo:country="RU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0pt" fo:language="en" fo:country="US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2" style:family="paragraph" style:parent-style-name="Код">
      <style:paragraph-properties fo:margin-top="0cm" fo:margin-bottom="0cm" style:contextual-spacing="false"/>
    </style:style>
    <style:style style:name="P53" style:family="paragraph" style:parent-style-name="Код">
      <style:paragraph-properties fo:margin-left="2.498cm" fo:margin-right="0cm" fo:margin-top="0cm" fo:margin-bottom="0cm" style:contextual-spacing="false" fo:text-indent="1.249cm" style:auto-text-indent="false"/>
      <style:text-properties fo:font-weight="bold" style:font-weight-asian="bold" style:font-weight-complex="bold"/>
    </style:style>
    <style:style style:name="P54" style:family="paragraph" style:parent-style-name="List_20_Paragraph">
      <style:paragraph-properties fo:margin-left="1.947cm" fo:margin-right="0cm" fo:text-align="justify" style:justify-single-word="false" fo:text-indent="0.593cm" style:auto-text-indent="false"/>
      <style:text-properties fo:font-weight="bold" style:font-weight-asian="bold" style:font-weight-complex="bold"/>
    </style:style>
    <style:style style:name="P55" style:family="paragraph" style:parent-style-name="Код">
      <style:paragraph-properties fo:margin-left="2.498cm" fo:margin-right="0cm" fo:margin-top="0cm" fo:margin-bottom="0cm" style:contextual-spacing="false" fo:text-indent="1.249cm" style:auto-text-indent="false"/>
      <style:text-properties fo:language="ru" fo:country="RU" fo:font-weight="bold" style:font-weight-asian="bold" style:font-weight-complex="bold"/>
    </style:style>
    <style:style style:name="P56" style:family="paragraph" style:parent-style-name="List_20_Paragraph">
      <style:paragraph-properties fo:margin-left="1.947cm" fo:margin-right="0cm" fo:text-align="justify" style:justify-single-word="false" fo:text-indent="0.593cm" style:auto-text-indent="false"/>
      <style:text-properties fo:font-weight="normal" officeooo:rsid="000f3064" officeooo:paragraph-rsid="000f3064" fo:background-color="#ffff00" style:font-weight-asian="normal" style:font-weight-complex="normal"/>
    </style:style>
    <style:style style:name="P57" style:family="paragraph" style:parent-style-name="List_20_Paragraph" style:list-style-name="WWNum1"/>
    <style:style style:name="P58" style:family="paragraph" style:parent-style-name="List_20_Paragraph" style:list-style-name="WWNum1">
      <style:text-properties style:font-name="Courier New1" officeooo:rsid="000cdf8f" officeooo:paragraph-rsid="000cdf8f" fo:background-color="#ffff00" style:font-name-complex="Courier New2"/>
    </style:style>
    <style:style style:name="P59" style:family="paragraph" style:parent-style-name="List_20_Paragraph" style:list-style-name="WWNum1">
      <style:text-properties style:font-name="Courier New1" officeooo:rsid="0011a02d" officeooo:paragraph-rsid="0011a02d" fo:background-color="#ffff00" style:font-name-complex="Courier New2"/>
    </style:style>
    <style:style style:name="P60" style:family="paragraph" style:parent-style-name="List_20_Paragraph" style:list-style-name="WWNum1">
      <style:text-properties style:font-name="Courier New1" fo:language="en" fo:country="US" style:font-name-complex="Courier New2"/>
    </style:style>
    <style:style style:name="P61" style:family="paragraph" style:parent-style-name="List_20_Paragraph" style:list-style-name="WWNum1">
      <style:text-properties style:font-name="Courier New1" fo:language="en" fo:country="US" officeooo:rsid="000cdf8f" officeooo:paragraph-rsid="000cdf8f" fo:background-color="#ffff00" style:font-name-complex="Courier New2"/>
    </style:style>
    <style:style style:name="P62" style:family="paragraph" style:parent-style-name="List_20_Paragraph" style:list-style-name="WWNum1">
      <style:text-properties style:font-name="Courier New1" fo:language="en" fo:country="US" officeooo:rsid="0011a02d" officeooo:paragraph-rsid="0011a02d" fo:background-color="#ffff00" style:font-name-complex="Courier New2"/>
    </style:style>
    <style:style style:name="P63" style:family="paragraph" style:parent-style-name="List_20_Paragraph" style:list-style-name="WWNum1">
      <style:text-properties style:font-name="Courier New1" fo:language="en" fo:country="US" fo:background-color="#ffff00" style:font-name-complex="Courier New2"/>
    </style:style>
    <style:style style:name="P64" style:family="paragraph" style:parent-style-name="List_20_Paragraph" style:list-style-name="WWNum1">
      <style:text-properties style:font-name="Courier New1" fo:language="en" fo:country="US" officeooo:rsid="000d19ce" officeooo:paragraph-rsid="000d19ce" fo:background-color="#ffff00" style:font-name-complex="Courier New2"/>
    </style:style>
    <style:style style:name="P65" style:family="paragraph" style:parent-style-name="List_20_Paragraph" style:list-style-name="WWNum1">
      <style:text-properties style:font-name="Courier New1" style:font-name-complex="Courier New2"/>
    </style:style>
    <style:style style:name="P66" style:family="paragraph" style:parent-style-name="List_20_Paragraph" style:list-style-name="WWNum1">
      <style:text-properties style:font-name-complex="Calibri1"/>
    </style:style>
    <style:style style:name="P67" style:family="paragraph" style:parent-style-name="List_20_Paragraph" style:list-style-name="WWNum1">
      <style:text-properties officeooo:rsid="000d19ce" officeooo:paragraph-rsid="000d19ce" fo:background-color="#ffff00" style:font-name-complex="Calibri1"/>
    </style:style>
    <style:style style:name="P68" style:family="paragraph" style:parent-style-name="List_20_Paragraph" style:list-style-name="WWNum1">
      <style:paragraph-properties fo:text-align="justify" style:justify-single-word="false"/>
      <style:text-properties officeooo:rsid="000f3064" officeooo:paragraph-rsid="000f3064" fo:background-color="#ffff00"/>
    </style:style>
    <style:style style:name="P69" style:family="paragraph" style:parent-style-name="List_20_Paragraph" style:list-style-name="WWNum1">
      <style:paragraph-properties fo:text-align="justify" style:justify-single-word="false"/>
      <style:text-properties officeooo:rsid="00117f27" officeooo:paragraph-rsid="00117f27" fo:background-color="#ffff00"/>
    </style:style>
    <style:style style:name="P70" style:family="paragraph" style:parent-style-name="List_20_Paragraph">
      <style:paragraph-properties fo:margin-left="2.498cm" fo:margin-right="0cm" fo:line-height="115%" fo:text-indent="0cm" style:auto-text-indent="false"/>
      <style:text-properties officeooo:rsid="00128a82" officeooo:paragraph-rsid="00128a82" fo:background-color="#ffff00"/>
    </style:style>
    <style:style style:name="P71" style:family="paragraph" style:parent-style-name="List_20_Paragraph" style:list-style-name="WWNum1">
      <style:paragraph-properties fo:margin-left="2.498cm" fo:margin-right="0cm" fo:line-height="115%" fo:text-indent="0cm" style:auto-text-indent="false"/>
      <style:text-properties officeooo:rsid="00128a82" officeooo:paragraph-rsid="00128a82" fo:background-color="#ffff00"/>
    </style:style>
    <style:style style:name="P72" style:family="paragraph" style:parent-style-name="List_20_Paragraph" style:list-style-name="WWNum1">
      <style:paragraph-properties fo:line-height="100%"/>
      <style:text-properties officeooo:rsid="00147099" officeooo:paragraph-rsid="00147099" fo:background-color="#ffff00"/>
    </style:style>
    <style:style style:name="P73" style:family="paragraph" style:parent-style-name="List_20_Paragraph" style:list-style-name="WWNum1">
      <style:paragraph-properties fo:text-align="justify" style:justify-single-word="false"/>
    </style:style>
    <style:style style:name="P74" style:family="paragraph" style:parent-style-name="List_20_Paragraph" style:list-style-name="WWNum1">
      <style:paragraph-properties fo:text-align="justify" style:justify-single-word="false"/>
      <style:text-properties fo:language="en" fo:country="US"/>
    </style:style>
    <style:style style:name="P75" style:family="paragraph" style:parent-style-name="List_20_Paragraph" style:list-style-name="WWNum1">
      <style:paragraph-properties fo:text-align="justify" style:justify-single-word="false"/>
      <style:text-properties fo:language="en" fo:country="US" officeooo:rsid="000f3064" officeooo:paragraph-rsid="000f3064" fo:background-color="#ffff00"/>
    </style:style>
    <style:style style:name="P76" style:family="paragraph" style:parent-style-name="List_20_Paragraph" style:list-style-name="WWNum3">
      <style:paragraph-properties fo:line-height="100%"/>
      <style:text-properties fo:language="en" fo:country="US"/>
    </style:style>
    <style:style style:name="P77" style:family="paragraph" style:parent-style-name="List_20_Paragraph" style:list-style-name="WWNum4">
      <style:paragraph-properties fo:margin-top="0cm" fo:margin-bottom="0cm" style:contextual-spacing="true" fo:line-height="115%" fo:text-align="justify" style:justify-single-word="false" fo:orphans="2" fo:widows="2"/>
    </style:style>
    <style:style style:name="P78" style:family="paragraph" style:parent-style-name="List_20_Paragraph" style:list-style-name="WWNum1">
      <style:paragraph-properties fo:line-height="115%"/>
    </style:style>
    <style:style style:name="P79" style:family="paragraph" style:parent-style-name="List_20_Paragraph">
      <style:paragraph-properties fo:margin-left="2.498cm" fo:margin-right="0cm" fo:line-height="115%" fo:text-indent="0cm" style:auto-text-indent="false"/>
    </style:style>
    <style:style style:name="P80" style:family="paragraph" style:parent-style-name="List_20_Paragraph" style:list-style-name="WWNum1">
      <style:paragraph-properties fo:line-height="100%"/>
    </style:style>
    <style:style style:name="P81" style:family="paragraph" style:parent-style-name="List_20_Paragraph" style:list-style-name="WWNum3">
      <style:paragraph-properties fo:line-height="100%"/>
    </style:style>
    <style:style style:name="T1" style:family="text">
      <style:text-properties style:font-name="Courier New1" fo:language="en" fo:country="US" style:font-name-complex="Courier New2"/>
    </style:style>
    <style:style style:name="T2" style:family="text">
      <style:text-properties style:font-name="Courier New1" fo:language="en" fo:country="US" style:font-name-complex="Courier New2"/>
    </style:style>
    <style:style style:name="T3" style:family="text">
      <style:text-properties style:font-name="Courier New1" fo:language="en" fo:country="US" fo:font-weight="bold" style:font-weight-asian="bold" style:font-name-complex="Courier New2" style:font-weight-complex="bold"/>
    </style:style>
    <style:style style:name="T4" style:family="text">
      <style:text-properties style:font-name="Courier New1" fo:language="en" fo:country="US" fo:background-color="#168253" loext:char-shading-value="0" style:font-name-complex="Courier New2"/>
    </style:style>
    <style:style style:name="T5" style:family="text">
      <style:text-properties style:font-name="Courier New1" fo:language="en" fo:country="US" fo:background-color="#168253" loext:char-shading-value="0" style:font-name-complex="Courier New2"/>
    </style:style>
    <style:style style:name="T6" style:family="text">
      <style:text-properties style:font-name="Courier New1" fo:language="en" fo:country="US" fo:background-color="#81d41a" loext:char-shading-value="0" style:font-name-complex="Courier New2"/>
    </style:style>
    <style:style style:name="T7" style:family="text">
      <style:text-properties style:font-name="Courier New1" fo:language="en" fo:country="US" fo:background-color="#81d41a" loext:char-shading-value="0" style:font-name-complex="Courier New2"/>
    </style:style>
    <style:style style:name="T8" style:family="text">
      <style:text-properties style:font-name="Courier New1" style:font-name-complex="Courier New2"/>
    </style:style>
    <style:style style:name="T9" style:family="text">
      <style:text-properties style:font-name="Courier New1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T10" style:family="text">
      <style:text-properties style:font-name="Courier New1" fo:font-size="10pt" fo:language="en" fo:country="US" style:font-size-asian="10pt" style:font-name-complex="Courier New2" style:font-size-complex="10pt"/>
    </style:style>
    <style:style style:name="T11" style:family="text">
      <style:text-properties style:font-name="Courier New1" fo:font-size="10pt" fo:language="ru" fo:country="RU" style:font-size-asian="10pt" style:font-name-complex="Courier New2" style:font-size-complex="10pt"/>
    </style:style>
    <style:style style:name="T12" style:family="text">
      <style:text-properties style:font-name="Courier New1" fo:font-weight="bold" style:font-weight-asian="bold" style:font-name-complex="Courier New2" style:font-weight-complex="bold"/>
    </style:style>
    <style:style style:name="T13" style:family="text">
      <style:text-properties fo:font-weight="bold" style:font-weight-asian="bold" style:font-name-complex="Calibri1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fo:background-color="#168253" loext:char-shading-value="0" style:font-weight-asian="bold" style:font-weight-complex="bold"/>
    </style:style>
    <style:style style:name="T17" style:family="text">
      <style:text-properties fo:font-weight="bold" fo:background-color="#168253" loext:char-shading-value="0" style:font-weight-asian="bold" style:font-weight-complex="bold"/>
    </style:style>
    <style:style style:name="T18" style:family="text">
      <style:text-properties fo:font-weight="bold" fo:background-color="#81d41a" loext:char-shading-value="0" style:font-weight-asian="bold" style:font-weight-complex="bold"/>
    </style:style>
    <style:style style:name="T19" style:family="text">
      <style:text-properties fo:font-weight="bold" fo:background-color="#81d41a" loext:char-shading-value="0" style:font-weight-asian="bold" style:font-weight-complex="bold"/>
    </style:style>
    <style:style style:name="T20" style:family="text">
      <style:text-properties fo:language="en" fo:country="US"/>
    </style:style>
    <style:style style:name="T21" style:family="text">
      <style:text-properties fo:language="en" fo:country="US" style:font-name-complex="Calibri1"/>
    </style:style>
    <style:style style:name="T22" style:family="text">
      <style:text-properties style:font-name-complex="Calibri1"/>
    </style:style>
    <style:style style:name="T23" style:family="text">
      <style:text-properties style:text-position="sub 58%" style:font-name="Courier New1" style:font-name-complex="Courier New2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fo:language="en" fo:country="US" style:font-size-asian="10pt" style:font-size-complex="10pt"/>
    </style:style>
    <style:style style:name="T27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8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2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0" style:family="text">
      <style:text-properties fo:font-size="10pt" fo:language="ru" fo:country="RU" style:font-size-asian="10pt" style:font-size-complex="10pt"/>
    </style:style>
    <style:style style:name="T31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weight="bold" style:font-weight-asian="bold" style:font-weight-complex="bold"/>
    </style:style>
    <style:style style:name="T34" style:family="text">
      <style:text-properties style:font-name="Calibri" fo:font-size="10pt" fo:language="ru" fo:country="RU" style:font-size-asian="10pt" style:font-name-complex="Calibri1" style:font-size-complex="10pt"/>
    </style:style>
    <style:style style:name="T35" style:family="text">
      <style:text-properties style:font-name="Calibri" fo:font-size="10pt" fo:language="ru" fo:country="RU" style:font-size-asian="10pt" style:font-size-complex="10pt"/>
    </style:style>
    <style:style style:name="T36" style:family="text">
      <style:text-properties style:font-name="Calibri" fo:font-size="10pt" fo:language="ru" fo:country="RU" fo:font-weight="bold" style:font-size-asian="10pt" style:font-weight-asian="bold" style:font-size-complex="10pt" style:font-weight-complex="bold"/>
    </style:style>
    <style:style style:name="T37" style:family="text">
      <style:text-properties style:font-name="Calibri" fo:font-size="10pt" fo:language="ru" fo:country="RU" fo:font-weight="bold" style:letter-kerning="false" style:font-name-asian="Calibri1" style:font-size-asian="10pt" style:language-asian="en" style:country-asian="US" style:font-weight-asian="bold" style:font-size-complex="10pt" style:language-complex="ar" style:country-complex="SA" style:font-weight-complex="bold"/>
    </style:style>
    <style:style style:name="T38" style:family="text">
      <style:text-properties style:font-name="Calibri" fo:font-size="10pt" fo:language="ru" fo:country="RU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39" style:family="text">
      <style:text-properties style:font-name="Calibri" fo:font-size="10pt" fo:language="en" fo:country="US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T40" style:family="text">
      <style:text-properties style:font-name="Calibri" fo:font-size="10pt" fo:language="en" fo:country="US" style:font-size-asian="10pt" style:font-size-complex="10pt"/>
    </style:style>
    <style:style style:name="T4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officeooo:rsid="000cdf8f"/>
    </style:style>
    <style:style style:name="T45" style:family="text">
      <style:text-properties officeooo:rsid="0010b2ea"/>
    </style:style>
    <style:style style:name="T46" style:family="text">
      <style:text-properties officeooo:rsid="00117f27"/>
    </style:style>
    <style:style style:name="T47" style:family="text">
      <style:text-properties fo:background-color="#168253" loext:char-shading-value="0"/>
    </style:style>
    <style:style style:name="T48" style:family="text">
      <style:text-properties fo:background-color="#168253" loext:char-shading-value="0"/>
    </style:style>
    <style:style style:name="T49" style:family="text"/>
    <style:style style:name="T50" style:family="text">
      <style:text-properties fo:background-color="#81d41a" loext:char-shading-value="0"/>
    </style:style>
    <style:style style:name="T51" style:family="text">
      <style:text-properties fo:background-color="#81d41a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78270080" text:style-name="WWNum1">
        <text:list-item>
          <text:p text:style-name="P57">Используя функции ФВП над списками: <text:span text:style-name="T1">map</text:span>, <text:span text:style-name="T1">filter</text:span>, а также вспомогательные функции, такие как <text:span text:style-name="T1">sum</text:span>, <text:span text:style-name="T1">product</text:span>, <text:span text:style-name="T1">even</text:span> и т.д. напишите выражение, которое:</text:p>
          <text:list>
            <text:list-item>
              <text:p text:style-name="P57">Вычисляет сумму квадратов элементов списка <text:span text:style-name="T8">[1..10]</text:span></text:p>
              <text:p text:style-name="P58">sum $ map (^2) [1..10]</text:p>
            </text:list-item>
            <text:list-item>
              <text:p text:style-name="P57">Вычисляет произведение чётных чисел в списке <text:span text:style-name="T8">[4,5,-2,10,11,4,5,8,6]</text:span></text:p>
              <text:p text:style-name="P58">product $ filter even [1..10]</text:p>
            </text:list-item>
          </text:list>
        </text:list-item>
        <text:list-item>
          <text:p text:style-name="P57">Перепишите выражение используя <text:span text:style-name="T13">сечения</text:span><text:span text:style-name="T21">:</text:span></text:p>
          <text:list>
            <text:list-item>
              <text:p text:style-name="P60">map (\x -&gt; x + 5) [1..10]</text:p>
              <text:p text:style-name="P61">map (+5) [1..10]</text:p>
            </text:list-item>
            <text:list-item>
              <text:p text:style-name="P60">filter (\y -&gt; 5 &gt; y) [3..7]</text:p>
              <text:p text:style-name="P61">filter (5&gt;) [3..7]</text:p>
            </text:list-item>
          </text:list>
        </text:list-item>
        <text:list-item>
          <text:p text:style-name="P66">Приведите примеры функций, который имеют следующие типы:</text:p>
          <text:list>
            <text:list-item>
              <text:p text:style-name="P65">(Float −&gt; Float) −&gt; Float</text:p>
            </text:list-item>
            <text:list-item>
              <text:p text:style-name="P65">Float −&gt; (Float −&gt; Float)</text:p>
              <text:p text:style-name="P59">plusFloat</text:p>
            </text:list-item>
            <text:list-item>
              <text:p text:style-name="P57"><text:span text:style-name="T8">(Float −&gt; Float) −&gt; (Float −&gt; Float</text:span><text:span text:style-name="T1">)</text:span></text:p>
            </text:list-item>
            <text:list-item>
              <text:p text:style-name="P60">a -&gt; (a -&gt; b) -&gt; b</text:p>
              <text:p text:style-name="P62">apply</text:p>
              <text:p text:style-name="P62">map (apply 2) [succ, recip, negate]</text:p>
              <text:p text:style-name="P62">[3.0, 0.5, -2.0]</text:p>
            </text:list-item>
            <text:list-item>
              <text:p text:style-name="P60">a -&gt; b -&gt; c</text:p>
              <text:p text:style-name="P60"/>
            </text:list-item>
            <text:list-item>
              <text:p text:style-name="P60">(a -&gt; a -&gt; b) -&gt; a -&gt; b</text:p>
            </text:list-item>
            <text:list-item>
              <text:p text:style-name="P60">(a -&gt; b) -&gt; (b -&gt; c) -&gt; (a -&gt; c)</text:p>
              <text:p text:style-name="P63">.&gt;</text:p>
              <text:p text:style-name="P62">let f = succ .&gt; recip .&gt; negate</text:p>
              <text:p text:style-name="P62">f 3</text:p>
              <text:p text:style-name="P62">-0.25</text:p>
            </text:list-item>
            <text:list-item>
              <text:p text:style-name="P60">(a -&gt; b -&gt; c) -&gt; (a -&gt; b) -&gt; (a -&gt; c)</text:p>
              <text:p text:style-name="P60"/>
            </text:list-item>
          </text:list>
        </text:list-item>
        <text:list-item>
          <text:p text:style-name="P57"><text:span text:style-name="T22">Реализуйте функции</text:span><text:span text:style-name="T21">:</text:span></text:p>
          <text:list>
            <text:list-item>
              <text:p text:style-name="P60">curry' :: ((a, b) -&gt; c) -&gt; (a -&gt; b -&gt; c)</text:p>
              <text:p text:style-name="P64">curry’ f a b = f (a, b)</text:p>
            </text:list-item>
            <text:list-item>
              <text:p text:style-name="P60">uncurry’ :: (a -&gt; b -&gt; c) -&gt; ((a, b) -&gt; c)</text:p>
              <text:p text:style-name="P64">uncurry’ f (a, b) = f a b</text:p>
            </text:list-item>
          </text:list>
        </text:list-item>
        <text:list-item>
          <text:p text:style-name="P57"><text:span text:style-name="T22">Используя оператор композиции </text:span><text:span text:style-name="T8">(.)</text:span><text:span text:style-name="T22"> и оператор применения функции </text:span><text:span text:style-name="T8">($)</text:span><text:span text:style-name="T22"> перепишите выражение без использования скобок: </text:span><text:span text:style-name="T1">show</text:span><text:span text:style-name="T8"> (</text:span><text:span text:style-name="T1">sum</text:span><text:span text:style-name="T8"> (</text:span><text:span text:style-name="T1">map</text:span><text:span text:style-name="T8"> (*3) [1..3]))</text:span><text:span text:style-name="T22">.</text:span></text:p>
          <text:p text:style-name="P67">show . sum $ map (*3) [1..3]</text:p>
        </text:list-item>
        <text:list-item>
          <text:p text:style-name="P73">Выполните задание<text:span text:style-name="T20">:</text:span></text:p>
          <text:list>
            <text:list-item>
              <text:p text:style-name="P73">Напишите функцию, которая строит список чисел Фибоначчи.</text:p>
            </text:list-item>
          </text:list>
        </text:list-item>
      </text:list>
      <text:p text:style-name="P6"><text:span text:style-name="T1">fibs</text:span><text:span text:style-name="T8"> : [</text:span><text:span text:style-name="T1">Integer</text:span><text:span text:style-name="T8">]</text:span></text:p>
      <text:p text:style-name="P54">Не используйте при реализации хвостовую рекурсию!</text:p>
      <text:p text:style-name="P56">fibs = 0 : 1 : zipWith (+) fibs (tail fibs)</text:p>
      <text:list xml:id="list25232138135341" text:continue-numbering="true" text:style-name="WWNum1">
        <text:list-item>
          <text:list>
            <text:list-item>
              <text:p text:style-name="P73">Вычислите список первых 1000 чисел Фибоначчи. </text:p>
              <text:p text:style-name="P68">*См. Файл ex6_b</text:p>
            </text:list-item>
            <text:list-item>
              <text:p text:style-name="P73">Приведите значение 1000 числа Фибоначчи.</text:p>
              <text:p text:style-name="P68">*См. Файл ex6_c</text:p>
            </text:list-item>
          </text:list>
        </text:list-item>
        <text:list-item>
          <text:p text:style-name="P73">Используя с<text:span text:style-name="T44">в</text:span>ёртки определите следующие функции:</text:p>
          <text:list>
            <text:list-item>
              <text:p text:style-name="P74">concat :: [[a]] -&gt; [a]</text:p>
              <text:p text:style-name="P75"><text:span text:style-name="T45">concat </text:span><text:span text:style-name="T46">container</text:span><text:span text:style-name="T45"> = </text:span>foldr (++) [] <text:span text:style-name="T46">container</text:span></text:p>
            </text:list-item>
            <text:list-item>
              <text:p text:style-name="P73"><text:soft-page-break/><text:span text:style-name="T20">inits</text:span> :: [<text:span text:style-name="T20">a</text:span>] -&gt; [[<text:span text:style-name="T20">a</text:span>]] – список начал списка</text:p>
              <text:p text:style-name="P69">inits = foldr (\x y → [] : (map (x :) y)) [[]]</text:p>
            </text:list-item>
            <text:list-item>
              <text:p text:style-name="P73"><text:span text:style-name="T20">tails</text:span> :: [<text:span text:style-name="T20">a</text:span>] -&gt; [[<text:span text:style-name="T20">a</text:span>]] – список хвостов списка</text:p>
              <text:p text:style-name="P69">tails = foldr (\x y → ((x : (head y)) : y)) [[]]</text:p>
            </text:list-item>
          </text:list>
        </text:list-item>
        <text:list-item>
          <text:p text:style-name="P73">Треугольные и пирамидальные числа<text:span text:style-name="T20">:</text:span></text:p>
          <text:list>
            <text:list-item>
              <text:p text:style-name="P73"><text:span text:style-name="T14">Треугольное число</text:span> – число монет, которые можно расставить в виде правильного треугольника. </text:p>
            </text:list-item>
          </text:list>
        </text:list-item>
      </text:list>
      <text:p text:style-name="P2"><text:span text:style-name="T14">Пример</text:span>:</text:p>
      <text:p text:style-name="P9"><text:span text:style-name="T14"><text:tab/></text:span><text:span text:style-name="T1">n</text:span><text:span text:style-name="T8">­</text:span><text:span text:style-name="T23">1</text:span><text:span text:style-name="T8"> = 1: <text:s/></text:span><text:span text:style-name="T1">o</text:span></text:p>
      <text:p text:style-name="P14"><text:tab/></text:p>
      <text:p text:style-name="P11"><text:span text:style-name="T1">n</text:span><text:span text:style-name="T8">­</text:span><text:span text:style-name="T23">2</text:span><text:span text:style-name="T8"> = 3: <text:s text:c="2"/></text:span><text:span text:style-name="T1">o</text:span></text:p>
      <text:p text:style-name="P12"><text:span text:style-name="T8"><text:s text:c="14"/></text:span><text:span text:style-name="T1">o</text:span><text:span text:style-name="T8"> </text:span><text:span text:style-name="T1">o</text:span></text:p>
      <text:p text:style-name="P13"/>
      <text:p text:style-name="P11"><text:span text:style-name="T1">n</text:span><text:span text:style-name="T8">­</text:span><text:span text:style-name="T23">3</text:span><text:span text:style-name="T8"> = 6: <text:s text:c="2"/></text:span><text:span text:style-name="T1">o</text:span></text:p>
      <text:p text:style-name="P11"><text:span text:style-name="T8"><text:s text:c="8"/></text:span><text:span text:style-name="T1">o</text:span><text:span text:style-name="T8"> <text:s/></text:span><text:span text:style-name="T1">o</text:span></text:p>
      <text:p text:style-name="P11"><text:span text:style-name="T8"><text:s text:c="7"/></text:span><text:span text:style-name="T1">o</text:span><text:span text:style-name="T8"> <text:s/></text:span><text:span text:style-name="T1">o</text:span><text:span text:style-name="T8"> <text:s/></text:span><text:span text:style-name="T1">o</text:span></text:p>
      <text:p text:style-name="P15">и т.д.<text:tab/></text:p>
      <text:p text:style-name="Standard"><text:tab/><text:tab/>Напишите функцию, которая строит список треугольных чисел:</text:p>
      <text:p text:style-name="P18">triangulars : [Int]</text:p>
      <text:p text:style-name="P20">triangular :: Int -&gt; Int</text:p>
      <text:p text:style-name="P20">triangular n = n * (n – 1) `div` 2</text:p>
      <text:p text:style-name="P20">triangulars :: [Int]</text:p>
      <text:p text:style-name="P20">triangulars = map triangular [1..]</text:p>
      <text:list xml:id="list25233894002184" text:continue-numbering="true" text:style-name="WWNum1">
        <text:list-item>
          <text:list>
            <text:list-item>
              <text:p text:style-name="P73"><text:span text:style-name="T14">Пирамидальное число (тэтраэдальное) </text:span>– количество шариков, которые можно расположить в виде пирамиды с треугольной равносторонней гранью.</text:p>
            </text:list-item>
          </text:list>
        </text:list-item>
      </text:list>
      <text:p text:style-name="P2">Напишите функцию, которая строит список пирамидальных чисел:</text:p>
      <text:p text:style-name="P8"><text:span text:style-name="T1">p</text:span><text:span text:style-name="T8">yramidal</text:span><text:span text:style-name="T1"> : [Int]</text:span></text:p>
      <text:p text:style-name="P20">tetrahedral :: Int -&gt; Int</text:p>
      <text:p text:style-name="P20">tetrahedral n = n * (n + 1) * (n + 2) `div` 6</text:p>
      <text:p text:style-name="P20">pyramidal :: [Int]</text:p>
      <text:p text:style-name="P20">pyramidal = map tetrahedral [1..] </text:p>
      <text:list xml:id="list25233760045001" text:continue-numbering="true" text:style-name="WWNum1">
        <text:list-item>
          <text:p text:style-name="P73">Напишите рекурсивную функцию, которая подсчитывает число способов разменять сумму с использованием заданного списка номиналов монет. </text:p>
        </text:list-item>
      </text:list>
      <text:p text:style-name="P1">Например, есть <text:span text:style-name="T8">3</text:span> способа разменять <text:span text:style-name="T8">4</text:span>, если у вас есть монеты достоинством <text:span text:style-name="T8">1</text:span> и <text:span text:style-name="T8">2</text:span>: <text:span text:style-name="T8">1+1+1+1</text:span>, <text:span text:style-name="T8">1+1+2</text:span>, <text:span text:style-name="T8">2+2</text:span>.</text:p>
      <text:p text:style-name="P1">Для выполнения задания реализуйте функцию, которая принимает сумму для размена и список уникальных номиналов монет:</text:p>
      <text:p text:style-name="P7"><text:span text:style-name="T8">countChange :: Int -&gt; [Int] -&gt; Int</text:span>,</text:p>
      <text:p text:style-name="List_20_Paragraph">а возвращает число способов разменять данную сумму с использованием данных номиналов.</text:p>
      <text:p text:style-name="P20">countChange = amount coins</text:p>
      <text:p text:style-name="P20"><text:s text:c="4"/>| amount == 0 = 1</text:p>
      <text:p text:style-name="P20"><text:s text:c="4"/>| amount &lt; 0 <text:s/>= 0</text:p>
      <text:p text:style-name="P20"><text:soft-page-break/><text:s text:c="4"/>| otherwise <text:s text:c="2"/>= case coins of</text:p>
      <text:p text:style-name="P20"><text:s text:c="8"/>[] <text:s text:c="2"/>-&gt; 0</text:p>
      <text:p text:style-name="P20"><text:s text:c="8"/>c:cs -&gt; countChange (amount – c) coins + countChange amount cs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5">Алгебраические типы данных.</text:p>
            <text:p text:style-name="P45"/>
            <text:p text:style-name="P44"><text:span text:style-name="T24">Определение: </text:span><text:span text:style-name="T25">Алгебраический тип данных состоит из суммы произведений типов.</text:span></text:p>
            <text:p text:style-name="P41"><text:span text:style-name="T30">Определения алгебраических типов данных в </text:span><text:span text:style-name="T26">Haskell</text:span><text:span text:style-name="T30"> имеет следующий вид:</text:span></text:p>
            <text:p text:style-name="P35"><text:span text:style-name="T9">data</text:span><text:span text:style-name="T10"> TN = TC1 T11 T12 … T1n1 | TC2 T21 T22 … T2n2 | … | TCm Tm1 … Tm</text:span><text:span text:style-name="T11">(</text:span><text:span text:style-name="T10">nm</text:span><text:span text:style-name="T11">)</text:span><text:span text:style-name="T34">,</text:span></text:p>
            <text:p text:style-name="P37"><text:span text:style-name="T10">TN</text:span><text:span text:style-name="T11"> </text:span><text:span text:style-name="T35">– имя вводимого типа, начинается с прописной буквы.</text:span></text:p>
            <text:p text:style-name="P37"><text:span text:style-name="T10">TC</text:span><text:span text:style-name="T11">1 … </text:span><text:span text:style-name="T10">TCm</text:span><text:span text:style-name="T35"> – </text:span><text:span text:style-name="T36">конструкторы значений типа данных</text:span><text:span text:style-name="T35"> </text:span><text:span text:style-name="T10">TN</text:span><text:span text:style-name="T35">, тоже начинаются с прописной буквы.</text:span></text:p>
            <text:p text:style-name="P37"><text:span text:style-name="T10">Tk</text:span><text:span text:style-name="T11">1 … </text:span><text:span text:style-name="T10">Tk</text:span><text:span text:style-name="T11">(</text:span><text:span text:style-name="T10">nk</text:span><text:span text:style-name="T11">)</text:span><text:span text:style-name="T35"> – </text:span><text:span text:style-name="T10">nk</text:span><text:span text:style-name="T35"> типов аргументов конструктора </text:span><text:span text:style-name="T10">TCk</text:span><text:span text:style-name="T35"> значений типа </text:span><text:span text:style-name="T10">TN</text:span><text:span text:style-name="T35">. </text:span></text:p>
            <text:p text:style-name="P44"><text:span text:style-name="T28">Замечания</text:span><text:span text:style-name="T29">:</text:span><text:span text:style-name="T25"> </text:span></text:p>
            <text:list text:style-name="WWNum4">
              <text:list-item>
                <text:p text:style-name="P77"><text:span text:style-name="T38">конструктор значений типа может вовсе не иметь параметров, т.е. </text:span><text:span text:style-name="Код_20_Знак"><text:span text:style-name="T38">nk</text:span></text:span><text:span text:style-name="T38"> (количество аргументов конструктора) может быть равно нулю.</text:span></text:p>
              </text:list-item>
              <text:list-item>
                <text:p text:style-name="P77"><text:span text:style-name="T38">“</text:span><text:span text:style-name="Код_20_Знак"><text:span text:style-name="T38">|</text:span></text:span><text:span text:style-name="T38">” - надо читать как “или”, т.е. значение типа </text:span><text:span text:style-name="Код_20_Знак"><text:span text:style-name="T38">TN</text:span></text:span><text:span text:style-name="T38"> – это или </text:span><text:span text:style-name="Код_20_Знак"><text:span text:style-name="T38">TC1 v11 x12 … v1n1</text:span></text:span><text:span text:style-name="T38">, или </text:span><text:span text:style-name="Код_20_Знак"><text:span text:style-name="T38">TC2 v21 v22 … v2n2</text:span></text:span><text:span text:style-name="T38"> или …. </text:span><text:span text:style-name="Код_20_Знак"><text:span text:style-name="T38">TCm vm1 … v(nm)</text:span></text:span><text:span text:style-name="T38">, где </text:span><text:span text:style-name="Код_20_Знак"><text:span text:style-name="T38">TCi</text:span></text:span><text:span text:style-name="T38"> – это функция, которая принимает </text:span><text:span text:style-name="Код_20_Знак"><text:span text:style-name="T38">(ni)</text:span></text:span><text:span text:style-name="T38"> аргументов и создаёт значение типа </text:span><text:span text:style-name="Код_20_Знак"><text:span text:style-name="T38">TN</text:span></text:span><text:span text:style-name="T38">, а </text:span><text:span text:style-name="Код_20_Знак"><text:span text:style-name="T38">vij</text:span></text:span><text:span text:style-name="T38"> – это значение типа <text:s/></text:span><text:span text:style-name="Код_20_Знак"><text:span text:style-name="T38">Tij</text:span></text:span><text:span text:style-name="T38">, где </text:span><text:span text:style-name="Код_20_Знак"><text:span text:style-name="T38">1 &lt;= i &lt;= m, а 1&lt;= j &lt;= (ni)</text:span></text:span><text:span text:style-name="T38">.</text:span></text:p>
              </text:list-item>
            </text:list>
            <text:p text:style-name="P47"/>
            <text:p text:style-name="P47">Определяемый тип может также иметь типовые переменные, в таком случае определение записывается следующим образом:</text:p>
            <text:p text:style-name="P36"><text:span text:style-name="T24">data</text:span><text:span text:style-name="T30"> </text:span><text:span text:style-name="T25">TN</text:span><text:span text:style-name="T30"> </text:span><text:span text:style-name="T25">x</text:span><text:span text:style-name="T30">1 … </text:span><text:span text:style-name="T25">xn</text:span><text:span text:style-name="T30"> = …,</text:span></text:p>
            <text:p text:style-name="P23"><text:span text:style-name="T38">где </text:span><text:span text:style-name="Код_20_Знак"><text:span text:style-name="T38">x1 … xn</text:span></text:span><text:span text:style-name="T38"> – это типовые переменные, которые могут быть использованы в качестве типов для аргументов конструкторов значений определяемого типа данных.</text:span></text:p>
            <text:p text:style-name="P23"><text:span text:style-name="T38">При этом </text:span><text:span text:style-name="Код_20_Знак"><text:span text:style-name="T38">TN</text:span></text:span><text:span text:style-name="T38"> называется </text:span><text:span text:style-name="T37">конструктор типа данных</text:span><text:span text:style-name="T38">, т.е. функция на типах, которая имеет </text:span><text:span text:style-name="T39">n</text:span><text:span text:style-name="T38"> аргументов и при передаче фактических типов возвращает новый тип данных </text:span></text:p>
            <text:p text:style-name="P25"><text:span text:style-name="Код_20_Знак"><text:span text:style-name="T38">TN v1 …. vn</text:span></text:span><text:span text:style-name="T38">,</text:span></text:p>
            <text:p text:style-name="P23"><text:span text:style-name="T38">где </text:span><text:span text:style-name="Код_20_Знак"><text:span text:style-name="T38">v1…vn</text:span></text:span><text:span text:style-name="T38"> – это фактические типы, подставленные вместо переменных типов </text:span><text:span text:style-name="Код_20_Знак"><text:span text:style-name="T38">x1…xn</text:span></text:span><text:span text:style-name="T38">.</text:span></text:p>
          </table:table-cell>
        </table:table-row>
      </table:table>
      <text:list xml:id="list25233169160272" text:continue-list="list25233760045001" text:style-name="WWNum1">
        <text:list-item>
          <text:p text:style-name="P57">Выполните задания<text:span text:style-name="T20">:</text:span></text:p>
          <text:list>
            <text:list-item>
              <text:p text:style-name="P57">Определите алгебраический тип данных <text:span text:style-name="T1">Set</text:span><text:span text:style-name="T8"> </text:span><text:span text:style-name="T1">a</text:span>, который определяет множество элементов типа <text:span text:style-name="T20">a</text:span>. </text:p>
            </text:list-item>
          </text:list>
        </text:list-item>
      </text:list>
      <text:p text:style-name="P9"><text:span text:style-name="T41">Напоминание:­</text:span> </text:p>
      <text:p text:style-name="P26"><text:span text:style-name="T14">Множество</text:span> – это совокупность объектов, хорошо <text:span text:style-name="T14">различимых</text:span> нашей интуицией и мыслимых как единое целое. </text:p>
      <text:p text:style-name="P79"><text:span text:style-name="T41">Следствие</text:span>: Любой элемент может входить в множество только один раз!</text:p>
      <text:p text:style-name="P70">data Set a = Empty | Set a (Set a) deriving (Show, Read)</text:p>
      <text:p text:style-name="P70">member :: (Eq a) =&gt; a -&gt; Set a -&gt; Bool</text:p>
      <text:p text:style-name="P70">member _ Empty <text:s text:c="19"/>= False</text:p>
      <text:p text:style-name="P70">member a (Set x xs) | a == x = True</text:p>
      <text:p text:style-name="P70"><text:s text:c="36"/>| otherwise = member a xs</text:p>
      <text:list xml:id="list25232593924361" text:continue-numbering="true" text:style-name="WWNum1">
        <text:list-item>
          <text:list>
            <text:list-item>
              <text:p text:style-name="P80">Определите функцию <text:span text:style-name="T20">subset</text:span> :: <text:span text:style-name="T20">Eq</text:span> <text:span text:style-name="T20">a</text:span> =&gt; <text:span text:style-name="T20">Set</text:span> <text:span text:style-name="T20">a</text:span> -&gt; <text:span text:style-name="T20">Set</text:span> <text:span text:style-name="T20">a</text:span> -&gt; <text:span text:style-name="T20">Bool</text:span>, которая проверяет, что все элементы первого множества также являются элементами второго множества.</text:p>
            </text:list-item>
          </text:list>
          <text:p text:style-name="P71">subset :: (Eq a) =&gt; Set a -&gt; Set a -&gt; Bool</text:p>
          <text:p text:style-name="P71">subset Empty _ <text:s text:c="59"/>= True</text:p>
          <text:p text:style-name="P71">subset _ Empty <text:s text:c="59"/>= False</text:p>
          <text:p text:style-name="P71">subset Empty Empty <text:s text:c="50"/>= True</text:p>
          <text:p text:style-name="P71">subset (Set x xs) otherSet | x `member` otherSet = subset xs otherSet</text:p>
          <text:p text:style-name="P71"><text:s text:c="46"/>| otherwise <text:s text:c="20"/>= False </text:p>
          <text:list text:continue-numbering="true">
            <text:list-item>
              <text:p text:style-name="P80"><text:soft-page-break/>Используя функцию <text:span text:style-name="T20">subset</text:span> определите экземпляр класса <text:span text:style-name="T20">Eq</text:span> для типа <text:span text:style-name="T20">Set</text:span> <text:span text:style-name="T20">a</text:span>.</text:p>
              <text:p text:style-name="P72">instance (Eq a) =&gt; Eq (Set a) where</text:p>
              <text:p text:style-name="P72"><text:s text:c="4"/>thisSet == otherSet = thisSet `subset` otherSet &amp;&amp; otherSet `subset` thisSet</text:p>
            </text:list-item>
          </text:list>
        </text:list-item>
        <text:list-item>
          <text:p text:style-name="P80">Выполните задание<text:span text:style-name="T20">:</text:span></text:p>
          <text:list>
            <text:list-item>
              <text:p text:style-name="P80">Определите класс типов <text:span text:style-name="T20">Finite</text:span>, который имеет только один метод: получение списка всех элементов заданного типа. Идея в том, чтобы такой список был конечным.</text:p>
            </text:list-item>
            <text:list-item>
              <text:p text:style-name="P80">Определите экземпляры класса типов <text:span text:style-name="T20">Finite</text:span> для следующих типов:</text:p>
            </text:list-item>
          </text:list>
        </text:list-item>
      </text:list>
      <text:list text:style-name="WWNum3">
        <text:list-item>
          <text:p text:style-name="P76">Bool</text:p>
        </text:list-item>
        <text:list-item>
          <text:p text:style-name="P81">(<text:span text:style-name="T20">a</text:span>, <text:span text:style-name="T20">b</text:span>) для конечных типов <text:span text:style-name="T20">a</text:span> и <text:span text:style-name="T20">b</text:span></text:p>
        </text:list-item>
        <text:list-item>
          <text:p text:style-name="P81"><text:span text:style-name="T20">Set</text:span> <text:span text:style-name="T20">a</text:span> (из предыдущего упражнения), где <text:span text:style-name="T20">a</text:span> – конечный тип.</text:p>
        </text:list-item>
        <text:list-item>
          <text:p text:style-name="P81"><text:span text:style-name="T20">a</text:span> -&gt; <text:span text:style-name="T20">b</text:span>, для всяких конечных типов <text:span text:style-name="T20">a</text:span> и <text:span text:style-name="T20">b</text:span>, где класс <text:span text:style-name="T20">a</text:span> также поддерживает равенство. Используя полученное определение создайте также экземпляр класса <text:span text:style-name="T20">Eq</text:span> для типа <text:span text:style-name="T20">a</text:span> -&gt; <text:span text:style-name="T20">b</text:span>.</text:p>
        </text:list-item>
      </text:list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2"><text:span text:style-name="T31">Класс типов </text:span><text:span text:style-name="T27">Num</text:span><text:span text:style-name="T31">.</text:span></text:p>
            <text:p text:style-name="P48"/>
            <text:p text:style-name="P42"><text:span text:style-name="T30">Класс типов </text:span><text:span text:style-name="T27">Num</text:span><text:span text:style-name="T31"> - </text:span><text:span text:style-name="T30">самый общий класс числовых типов данных или типов данных, которые представляют собой кольцо. Т.е. значения этих типов данных (числа) можно складывать и умножать.</text:span></text:p>
            <text:p text:style-name="P48"/>
            <text:p text:style-name="P30"><text:span text:style-name="T38">Определение класса типов </text:span><text:span text:style-name="Код_20_Знак"><text:span text:style-name="T38">Num</text:span></text:span><text:span text:style-name="T38">:</text:span></text:p>
            <text:p text:style-name="P40"><text:span text:style-name="T24">class</text:span><text:span text:style-name="T30"> </text:span><text:span text:style-name="T25">Num</text:span><text:span text:style-name="T30"> </text:span><text:span text:style-name="T25">a</text:span><text:span text:style-name="T30"> </text:span><text:span text:style-name="T24">where</text:span></text:p>
            <text:p text:style-name="P21">(+) <text:s text:c="3"/>:: a -&gt; a -&gt; a</text:p>
            <text:p text:style-name="P21">(-) <text:s text:c="3"/>:: a -&gt; a -&gt; a </text:p>
            <text:p text:style-name="P21">(*) <text:s text:c="3"/>:: a -&gt; a -&gt; a </text:p>
            <text:p text:style-name="P21">negate :: a -&gt; a <text:s/></text:p>
            <text:p text:style-name="P38"><text:span text:style-name="T10">abs</text:span><text:span text:style-name="T11"> <text:s text:c="3"/>:: </text:span><text:span text:style-name="T10">a</text:span><text:span text:style-name="T11"> -&gt; </text:span><text:span text:style-name="T10">a</text:span><text:span text:style-name="T11"> -- модуль числа</text:span></text:p>
            <text:p text:style-name="P38"><text:span text:style-name="T10">signum</text:span><text:span text:style-name="T11"> :: </text:span><text:span text:style-name="T10">a</text:span><text:span text:style-name="T11"> -&gt; </text:span><text:span text:style-name="T10">a</text:span><text:span text:style-name="T11"> <text:s/>-- нормирование числа. Для действительных чисел – их знак, для нуля – ноль, для комплексных и мультиплексных чисел – нормированное число, т.е. </text:span><text:span text:style-name="T10">x</text:span><text:span text:style-name="T11"> / |</text:span><text:span text:style-name="T10">x</text:span><text:span text:style-name="T11">|. Нормирование заключается том, что |</text:span><text:span text:style-name="T10">x</text:span><text:span text:style-name="T11">| = 1, если </text:span><text:span text:style-name="T10">x</text:span><text:span text:style-name="T11"> != 0.</text:span></text:p>
          </table:table-cell>
        </table:table-row>
      </table:table>
      <text:p text:style-name="P33"/>
      <text:list xml:id="list25233382238534" text:continue-list="list25232593924361" text:style-name="WWNum1">
        <text:list-item>
          <text:p text:style-name="P80"><text:span text:style-name="T51">Определите алгебраический тип данных </text:span><text:span text:style-name="Код_20_Знак"><text:span text:style-name="T51">Complex</text:span></text:span><text:span text:style-name="T51"> для комплексных чисел. Создайте селекторы </text:span><text:span text:style-name="Код_20_Знак"><text:span text:style-name="T51">realPart</text:span></text:span><text:span text:style-name="T51"> и </text:span><text:span text:style-name="Код_20_Знак"><text:span text:style-name="T51">imagPart</text:span></text:span><text:span text:style-name="T51">, которые возвращают действительную и мнимую части комплексного числа соответственно. </text:span><text:span text:style-name="T7">Complex</text:span><text:span text:style-name="T19"> </text:span><text:span text:style-name="T51">должен быть экземпляром классов типов </text:span><text:span text:style-name="T7">Eq</text:span><text:span text:style-name="T19"> </text:span><text:span text:style-name="T51">и </text:span><text:span text:style-name="T7">Show</text:span><text:span text:style-name="T51">.</text:span></text:p>
        </text:list-item>
        <text:list-item>
          <text:p text:style-name="P80"><text:span text:style-name="T51">Определите экземпляр класс типов </text:span><text:span text:style-name="Код_20_Знак"><text:span text:style-name="T51">Num</text:span></text:span><text:span text:style-name="T51"> для типа </text:span><text:span text:style-name="Код_20_Знак"><text:span text:style-name="T51">Complex</text:span></text:span><text:span text:style-name="T51">.</text:span></text:p>
        </text:list-item>
      </text:list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46">Классы типов для функторов и аппликативных функторов и монад:</text:p>
            <text:p text:style-name="P49"/>
            <text:p text:style-name="P39"><text:span text:style-name="T35">Класс</text:span><text:span text:style-name="T40"> </text:span><text:span text:style-name="T35">типов</text:span><text:span text:style-name="T40"> </text:span><text:span text:style-name="T10">Functor</text:span><text:span text:style-name="T40">:</text:span></text:p>
            <text:p text:style-name="P22">class Functor f where</text:p>
            <text:p text:style-name="P22"><text:s text:c="2"/>fmap :: (a -&gt; b) -&gt; f a -&gt; f b</text:p>
            <text:p text:style-name="P50"/>
            <text:p text:style-name="P39"><text:span text:style-name="T35">Класс</text:span><text:span text:style-name="T40"> </text:span><text:span text:style-name="T35">типов</text:span><text:span text:style-name="T40"> </text:span><text:span text:style-name="T10">Applicative</text:span><text:span text:style-name="T40">:</text:span></text:p>
            <text:p text:style-name="P22">class (Functor f) =&gt; Applicative f where</text:p>
            <text:p text:style-name="P22"><text:s text:c="2"/>pure <text:s/>:: a -&gt; f a</text:p>
            <text:p text:style-name="P22"><text:s text:c="2"/>(&lt;*&gt;) :: f (a -&gt; b) -&gt; f a -&gt; f b</text:p>
            <text:p text:style-name="P50"/>
            <text:p text:style-name="P43"><text:span text:style-name="T30">Класс</text:span><text:span text:style-name="T26"> </text:span><text:span text:style-name="T30">типов</text:span><text:span text:style-name="T26"> Monad:</text:span></text:p>
            <text:p text:style-name="P22">class Applicative m =&gt; Monad m where</text:p>
            <text:p text:style-name="P22"><text:s text:c="2"/>(&gt;&gt;=) :: m a -&gt; (a -&gt; m b) -&gt; m b</text:p>
            <text:p text:style-name="P22"><text:s text:c="2"/>return :: a -&gt; m a</text:p>
            <text:p text:style-name="P51"/>
          </table:table-cell>
        </table:table-row>
      </table:table>
      <text:list xml:id="list25232426974366" text:continue-numbering="true" text:style-name="WWNum1">
        <text:list-item>
          <text:p text:style-name="P80">Дано<text:span text:style-name="T20">:</text:span></text:p>
        </text:list-item>
      </text:list>
      <text:p text:style-name="P27"><text:span text:style-name="T12">module</text:span><text:span text:style-name="T8"> Fun </text:span><text:span text:style-name="T12">where</text:span></text:p>
      <text:p text:style-name="P27"><text:span text:style-name="T3"><text:s text:c="2"/>newtype</text:span><text:span text:style-name="T1"> Fun a b = Fun {getFun :: a -&gt; b}</text:span></text:p>
      <text:p text:style-name="P19"><text:s text:c="2"/></text:p>
      <text:p text:style-name="P27"><text:soft-page-break/><text:span text:style-name="T3"><text:s text:c="2"/>instance</text:span><text:span text:style-name="T1"> Functor (Fun a) </text:span><text:span text:style-name="T3">where</text:span></text:p>
      <text:p text:style-name="P27"><text:span text:style-name="T3"><text:s text:c="4"/></text:span><text:span text:style-name="T1">fmap = </text:span><text:span text:style-name="T3">???</text:span></text:p>
      <text:p text:style-name="P34"/>
      <text:p text:style-name="P34"><text:s text:c="2"/></text:p>
      <text:p text:style-name="P31"><text:span text:style-name="T3">instance</text:span><text:span text:style-name="T1"> Applicative (Fun a) </text:span><text:span text:style-name="T3">where</text:span></text:p>
      <text:p text:style-name="P32"><text:span text:style-name="T1"><text:s text:c="2"/>pure = </text:span><text:span text:style-name="T3">???</text:span></text:p>
      <text:p text:style-name="P52"><text:s text:c="7"/><text:span text:style-name="T32">(&lt;*&gt;) = </text:span><text:span text:style-name="T33">???</text:span></text:p>
      <text:p text:style-name="P4"><text:span text:style-name="T14"><text:tab/></text:span>Определить экземпляры классов типов <text:span text:style-name="Код_20_Знак">Functor</text:span> и <text:span text:style-name="Код_20_Знак">Applicative</text:span> для типа данных <text:span text:style-name="Код_20_Знак">Fun</text:span><text:span text:style-name="Код_20_Знак"><text:span text:style-name="T32">.</text:span></text:span></text:p>
      <text:p text:style-name="P3"><text:span text:style-name="Код_20_Знак"><text:span text:style-name="T32"><text:tab/></text:span></text:span><text:span text:style-name="T41">Подсказка</text:span><text:span text:style-name="T43">:</text:span> попробовать реализовать сначала следующие экземпляры классов типов:</text:p>
      <text:p text:style-name="P10"><text:span text:style-name="T14">instance</text:span> Functor ((-&gt;) a) <text:span text:style-name="T14">where</text:span></text:p>
      <text:p text:style-name="P53">…</text:p>
      <text:p text:style-name="P10"><text:span text:style-name="T14">instance</text:span> Applicative ((-&gt;) a) <text:span text:style-name="T14">where</text:span></text:p>
      <text:p text:style-name="P55">…</text:p>
      <text:p text:style-name="P5">Чтобы понять какие реализации должны быть в этом случае у функций <text:span text:style-name="Код_20_Знак">fmap</text:span>, <text:span text:style-name="Код_20_Знак">pure</text:span> и <text:span text:style-name="Код_20_Знак"><text:span text:style-name="T32">(&lt;*&gt;)</text:span></text:span> можно выписать их типы.</text:p>
      <text:p text:style-name="P5">Здесь <text:span text:style-name="Код_20_Знак"><text:span text:style-name="T32">(-&gt;) </text:span></text:span><text:span text:style-name="Код_20_Знак">a</text:span><text:span text:style-name="Код_20_Знак"><text:span text:style-name="T32"> </text:span></text:span><text:span text:style-name="Код_20_Знак">b</text:span><text:span text:style-name="Код_20_Знак"><text:span text:style-name="T32"> = </text:span></text:span><text:span text:style-name="Код_20_Знак">a</text:span><text:span text:style-name="Код_20_Знак"><text:span text:style-name="T32"> -&gt; </text:span></text:span><text:span text:style-name="Код_20_Знак">b</text:span>, т.е. <text:span text:style-name="Код_20_Знак"><text:span text:style-name="T32">((-&gt;) </text:span></text:span><text:span text:style-name="Код_20_Знак">a</text:span><text:span text:style-name="Код_20_Знак"><text:span text:style-name="T32">)::*-&gt;*</text:span></text:span> – это частично применённый конструктор типа <text:span text:style-name="Код_20_Знак"><text:span text:style-name="T32">(-&gt;)::*-&gt;*-&gt;*</text:span></text:span>.</text:p>
      <text:p text:style-name="P5">В модуле <text:span text:style-name="T20">Prelude</text:span>, который подключается при загрузке интерпретатора, указанные реализации уже есть, поэтому предлагается проделать это вспомогательное упражнение без загрузки и проверки результатов в интерпретаторе, а только как наводящее упражнение для решения задачи.</text:p>
      <text:list xml:id="list25232588242703" text:continue-numbering="true" text:style-name="WWNum1">
        <text:list-item>
          <text:p text:style-name="P80">Докажите, что любая монада – это также функтор и аппликативный функтор.</text:p>
        </text:list-item>
      </text:list>
      <text:p text:style-name="P27"><text:span text:style-name="T41">Указание</text:span><text:span text:style-name="T42">:</text:span> для выполнения задания необходимо, используя функции:</text:p>
      <text:p text:style-name="P16">return :: a -&gt; m a</text:p>
      <text:p text:style-name="P16">(&gt;&gt;=) <text:s/>:: m a -&gt; (a -&gt; m b) -&gt; m b</text:p>
      <text:p text:style-name="P29">Реализовать следующие функции:</text:p>
      <text:p text:style-name="P28"><text:span text:style-name="T1">fmap</text:span><text:span text:style-name="T8">' :: (</text:span><text:span text:style-name="T1">a</text:span><text:span text:style-name="T8"> -&gt; </text:span><text:span text:style-name="T1">b</text:span><text:span text:style-name="T8">) -&gt; </text:span><text:span text:style-name="T1">m</text:span><text:span text:style-name="T8"> </text:span><text:span text:style-name="T1">a</text:span><text:span text:style-name="T8"> -&gt; </text:span><text:span text:style-name="T1">m</text:span><text:span text:style-name="T8"> </text:span><text:span text:style-name="T1">b</text:span></text:p>
      <text:p text:style-name="P16">pure' :: a -&gt; m a</text:p>
      <text:p text:style-name="P17">ap' <text:s text:c="2"/>:: m (a -&gt; b) -&gt; m a -&gt; m b</text:p>
      <text:list xml:id="list25232392432184" text:continue-numbering="true" text:style-name="WWNum1">
        <text:list-item>
          <text:p text:style-name="P78">Напишите выражение, которое печатает в консоль “<text:span text:style-name="T20">Hello</text:span> <text:span text:style-name="T20">world</text:span>!”.</text:p>
        </text:list-item>
        <text:list-item>
          <text:p text:style-name="P78">Напишите функцию, которая запрашивает из консоли имя, а затем печатает в консоль:</text:p>
        </text:list-item>
      </text:list>
      <text:p text:style-name="P24"><text:span text:style-name="T1">“Good day, </text:span><text:span text:style-name="T8">имя</text:span><text:span text:style-name="T1">”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Код" style:family="paragraph" style:parent-style-name="Standard" loext:linked-style-name="Код_20_Знак">
      <style:text-properties style:font-name="Courier New1" fo:font-family="'Courier New'" style:font-family-generic="roman" style:font-pitch="variable" fo:language="en" fo:country="US" style:font-name-complex="Courier New2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Код_20_Знак" style:display-name="Код Знак" style:family="text" style:parent-style-name="Default_20_Paragraph_20_Font" loext:linked-style-name="Код">
      <style:text-properties style:font-name="Courier New1" fo:font-family="'Courier New'" style:font-family-generic="roman" style:font-pitch="variable" fo:language="en" fo:country="US" style:font-name-complex="Courier New2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Noto Sans Arabic" style:font-family-complex="'Noto Sans Arabic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family-generic="roman" style:font-pitch="variable" fo:font-weight="normal" style:font-weight-asian="normal" style:font-name-complex="Calibri1" style:font-family-complex="Calibri" style:font-family-generic-complex="system" style:font-pitch-complex="variable" style:font-weight-complex="normal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лександр Маренков</meta:initial-creator>
    <meta:editing-cycles>77</meta:editing-cycles>
    <meta:creation-date>2022-11-10T21:20:00</meta:creation-date>
    <dc:date>2022-12-09T02:52:31.924465142</dc:date>
    <meta:editing-duration>P6DT13H27M53S</meta:editing-duration>
    <meta:generator>LibreOffice/7.4.3.2$Linux_X86_64 LibreOffice_project/40$Build-2</meta:generator>
    <meta:document-statistic meta:table-count="3" meta:image-count="0" meta:object-count="0" meta:page-count="5" meta:paragraph-count="182" meta:word-count="1557" meta:character-count="9001" meta:non-whitespace-character-count="7219"/>
    <meta:user-defined meta:name="AppVersion">16.0000</meta:user-defined>
    <meta:template xlink:type="simple" xlink:actuate="onRequest" xlink:title="Normal.dotm" xlink:href=""/>
  </office:meta>
</office:document-meta>
</file>